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P3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style:font-size-asian="14pt" style:font-size-complex="14pt"/>
    </style:style>
    <style:style style:name="P5" style:family="paragraph" style:parent-style-name="Standard">
      <style:paragraph-properties fo:margin-top="0in" fo:margin-bottom="0in" fo:line-height="100%" fo:text-align="start" style:justify-single-word="false"/>
      <style:text-properties fo:color="#000000" style:font-name="Georgia" fo:font-size="10.5pt" fo:language="zxx" fo:country="none" fo:font-weight="normal" style:font-name-asian="Georgia" style:font-size-asian="10.5pt" style:language-asian="zxx" style:country-asian="none" style:font-weight-asian="normal" style:font-name-complex="Georgia" style:font-size-complex="10.5pt" style:language-complex="zxx" style:country-complex="none" style:font-weight-complex="normal"/>
    </style:style>
    <style:style style:name="P6" style:family="paragraph" style:parent-style-name="Standard">
      <style:paragraph-properties fo:margin-top="0in" fo:margin-bottom="0in" fo:line-height="100%" fo:text-align="start" style:justify-single-word="false"/>
      <style:text-properties fo:color="#000000" style:font-name="Georgia" fo:font-size="10.5pt" fo:language="zxx" fo:country="none" fo:font-weight="bold" style:font-name-asian="Georgia" style:font-size-asian="10.5pt" style:language-asian="zxx" style:country-asian="none" style:font-weight-asian="bold" style:font-name-complex="Georgia" style:font-size-complex="10.5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fo:line-height="100%" fo:text-align="start" style:justify-single-word="false"/>
      <style:text-properties fo:color="#000000" style:font-name="Georgia" fo:font-size="10.5pt" style:text-underline-style="none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top="0in" fo:margin-bottom="0in" fo:line-height="100%" fo:text-align="start" style:justify-single-word="false"/>
      <style:text-properties fo:color="#000000" fo:font-size="10.5pt" fo:font-weight="normal" style:font-size-asian="10.5pt" style:font-size-complex="10.5pt"/>
    </style:style>
    <style:style style:name="P9" style:family="paragraph" style:parent-style-name="Standard">
      <style:paragraph-properties fo:margin-top="0in" fo:margin-bottom="0in" fo:line-height="100%" fo:text-align="start" style:justify-single-word="false"/>
    </style:style>
    <style:style style:name="P10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P11" style:family="paragraph" style:parent-style-name="BODY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language="zxx" fo:country="none" style:font-name-asian="Georgia" style:language-asian="zxx" style:country-asian="none" style:font-name-complex="Georgia" style:language-complex="zxx" style:country-complex="none"/>
    </style:style>
    <style:style style:name="T3" style:family="text">
      <style:text-properties style:font-name="Georgia" fo:language="zxx" fo:country="none" style:font-name-asian="Georgia" style:language-asian="zxx" style:country-asian="none" style:font-weight-asian="normal" style:font-name-complex="Georgia" style:language-complex="zxx" style:country-complex="none" style:font-weight-complex="normal"/>
    </style:style>
    <style:style style:name="T4" style:family="text">
      <style:text-properties style:font-name="Georgia" fo:language="zxx" fo:country="none" fo:font-weight="bold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5" style:family="text">
      <style:text-properties style:font-name="Georgia" fo:language="zxx" fo:country="none" style:text-underline-style="none" style:font-name-asian="Georgia" style:language-asian="zxx" style:country-asian="none" style:font-weight-asian="normal" style:font-name-complex="Georgia" style:language-complex="zxx" style:country-complex="none" style:font-weight-complex="normal"/>
    </style:style>
    <style:style style:name="T6" style:family="text">
      <style:text-properties fo:language="zxx" fo:country="none" style:font-name-asian="Georgia" style:language-asian="zxx" style:country-asian="none" style:font-name-complex="Georgia" style:language-complex="zxx" style:country-complex="none"/>
    </style:style>
    <style:style style:name="T7" style:family="text">
      <style:text-properties fo:language="zxx" fo:country="none" fo:font-weight="bold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8" style:family="text">
      <style:text-properties fo:font-variant="normal" fo:text-transform="none" fo:color="#3b3d40" style:font-name="Georgia" fo:font-size="10.5pt" fo:letter-spacing="normal" fo:font-style="normal" fo:font-weight="bold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T10" style:family="text">
      <style:text-properties fo:font-variant="normal" fo:text-transform="none" style:font-name="Georgia" fo:letter-spacing="normal" fo:language="zxx" fo:country="none" fo:font-style="normal" style:text-underline-style="none" fo:font-weight="normal" style:font-name-asian="Georgia" style:language-asian="zxx" style:country-asian="none" style:font-weight-asian="normal" style:font-name-complex="Georgia" style:language-complex="zxx" style:country-complex="none" style:font-weight-complex="normal"/>
    </style:style>
    <style:style style:name="T11" style:family="text">
      <style:text-properties fo:font-variant="normal" fo:text-transform="none" style:font-name="Georgia" fo:letter-spacing="normal" fo:language="zxx" fo:country="none" fo:font-style="normal" style:text-underline-style="none" style:font-name-asian="Georgia" style:language-asian="zxx" style:country-asian="none" style:font-weight-asian="normal" style:font-name-complex="Georgia" style:language-complex="zxx" style:country-complex="none" style:font-weight-complex="normal"/>
    </style:style>
    <style:style style:name="T12" style:family="text">
      <style:text-properties fo:color="#000000" style:font-name="Georgia" fo:font-size="10.5pt" fo:language="zxx" fo:country="none" fo:font-weight="normal" style:font-name-asian="Georgia" style:font-size-asian="10.5pt" style:language-asian="zxx" style:country-asian="none" style:font-weight-asian="normal" style:font-name-complex="Georgia" style:font-size-complex="10.5pt" style:language-complex="zxx" style:country-complex="none" style:font-weight-complex="normal"/>
    </style:style>
    <style:style style:name="T13" style:family="text">
      <style:text-properties style:text-position="super 58%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What Does Revival Look Like?</text:span> </text:p>
      <text:p text:style-name="P1"><text:span text:style-name="T1">Read:</text:span> Psalm 85</text:p>
      <text:p text:style-name="P1"><text:span text:style-name="T1">Text:</text:span> Psalm 85:6 “<text:span text:style-name="T6">Wilt thou not revive us again: that thy people may rejoice in thee?”</text:span></text:p>
      <text:p text:style-name="P2"><text:span text:style-name="T1">Introduction:</text:span> <text:s/>This Psalm is written in response to the rebellion of Korah, Dathan, and Abiram. <text:s/>Their story is told in Numbers 16. <text:s/>these three men challenged Moses by questioning his authority. <text:s/>God brought immediate judgment. <text:s/>If you recall; the ground opened up and swallowed them up. <text:s/>Moses warned their friends and families to get away. <text:s/>The only family that responded to this warning were the sons of Korah. <text:s/>They got away from their dad and were spared the judgment that befell their father.</text:p>
      <text:p text:style-name="P2"><text:s text:c="2"/>There are several precursors to revival that never change. <text:s/>You cannot ever have a genuine revival without these things. <text:s/>Now I didn't say that we can never have a good service without these things. <text:s/>I didn't say that we can never grow in numbers without these things. <text:s/>I am emphatically stating that there are some things that always precede a revival and that we will not have a genuine revival unless these steps are taken.</text:p>
      <text:p text:style-name="P2"/>
      <text:p text:style-name="P2"><text:span text:style-name="T1">I. The background:</text:span> The psalmist notes in the first verse that God's placing of Israel in captivity was a favorable move of God. <text:s/>God loved Israel so much that He allowed their enslavement to get their attention. <text:s/>The psalmist points out that God had provided forgiveness <text:s/>and turned away from His wrath. <text:s/>Now the request is that God will turn the people back toward God.</text:p>
      <text:p text:style-name="P2"/>
      <text:p text:style-name="P9"><text:span text:style-name="T8">II. Revival starts with mercy (vs. 7) and salvation for God's people.</text:span><text:span text:style-name="T9"> Backslidden people need to return to God to obtain mercy. <text:s/>In II Chronicles 7:14 we are told that God's people need to turn from their wicked ways and that if they turn from their wickedness then God would respond in mercy. <text:s/>I </text:span><text:span text:style-name="T12">Peter 4:18 says: “...if the righteous scarcely be saved, where shall the ungodly and the sinner appear?” <text:s/>Repentance must begin with those who name the name of Christ but fail to live up to the things we know to do and/or not to do.</text:span></text:p>
      <text:p text:style-name="P9"><text:span text:style-name="T12"/></text:p>
      <text:p text:style-name="P8"><text:span text:style-name="T4">III. Revival involves listening to God.</text:span><text:span text:style-name="T3"> Verse 8 says: "I will hear what God the LORD will speak..." <text:s/>Most of us listen but this is talking about focused listening. <text:s/>It involves putting down our electronic devices, turning off the TV or radio and actually focusing out attention on what God is speaking through His literal voice or written word. </text:span><text:span text:style-name="T5"><text:s/>John </text:span><text:span text:style-name="Strong_20_Emphasis"><text:span text:style-name="T10">said: "</text:span></text:span><text:span text:style-name="T11">My sheep hear my voice, and I know them, and they follow me</text:span><text:span text:style-name="Strong_20_Emphasis"><text:span text:style-name="T10">." and "He that is of God heareth God's words: ye therefore hear them not, because ye are not of God" <text:s/>Jesus said: "</text:span></text:span><text:span text:style-name="T11">Behold, I stand at the door, and knock: if any man hear my voice, and open the door, I will come in to him, and will sup with him, and he with me."</text:span><text:span text:style-name="T5"> Job said: "</text:span><text:span text:style-name="T11">For God speaketh once, yea twice, yet man perceiveth it not." James said: "Wherefore, my beloved brethren, let every man be swift to hear..." Jesus also said: "...My mother and my brethren are these which hear the word of God, and do it."</text:span></text:p>
      <text:p text:style-name="P8"><text:span text:style-name="T11"/></text:p>
      <text:p text:style-name="P7"><text:span text:style-name="T7">IV. Revival requires turning from folly:</text:span><text:span text:style-name="T6"> Verse 8 concludes with the words: "let them not turn again to folly." <text:s/>I found it interesting that the word here is folly rather than sin. <text:s/>Revival will cause you and I to focus on what is important rather than what is silly. <text:s/>Some of the things that are wrong with the church have nothing to do directly with sin. <text:s/>They are foolishness. <text:s/>Many of the differences that we deal with in the church have little or nothing to do with eternal things. </text:span></text:p>
      <text:p text:style-name="P7"><text:span text:style-name="T2"/></text:p>
      <text:p text:style-name="P5"><text:span text:style-name="T1">V. Combining of mercy with truth characterizes revival:</text:span> <text:s/>Truth without mercy can be cruel. <text:s/>Have you ever heard someone who devestat-ed someone by revealing a painful truth? <text:s/>And when they are confronted with the hurtfullness of what they have said. They will reply: "I was only telling the truth; what's wrong with that?" <text:s/>Revival will reveal the truth of our desperate need of God's forgivness while providing the answer for our lost condition. <text:s/>God's truth plus God's cure for our condition is the merger that the 10<text:span text:style-name="T13">th</text:span> verse talks about.</text:p>
      <text:p text:style-name="P5"/>
      <text:p text:style-name="P5"><text:span text:style-name="T1">VI. Revival brings peace as a result of righteousness:</text:span> Revival does not produce peace while living in sin but revival produces righteous living which inevitably results in peace of mind and heart. <text:s/>Peace without righteousness is simply an indication of a seared conscience. <text:s/>The fact that you can sin and proudly say: "I feel peace about what I'm doing." is an indicator that your relationshiop with God is broken.</text:p>
      <text:p text:style-name="P5"/>
      <text:p text:style-name="P6">Conclude: Revival brings good things from God:<text:span text:style-name="T14"> "Yea, the LORD shall give </text:span><text:span text:style-name="T15">that which is</text:span><text:span text:style-name="T14"> good; and our land shall yield her increase." (vs 12) <text:s/>A genuine revival will result in God's positive blessings on His children. <text:s/>There will be a removal of sin, an extreme attraction to the Word, and a daily communing with God in prayer. <text:s/>There is no way that this can occur without a changing of every believer's character and personality. <text:s/></text:span>In short<text:span text:style-name="T14"> this means that </text:span><text:span text:style-name="T16">I will be a joy to be around</text:span><text:span text:style-name="T14"> and </text:span><text:span text:style-name="T16">so will you</text:span><text:span text:style-name="T17">. </text:span></text:p>
      <text:p text:style-name="P5"/>
      <text:p text:style-name="P11"><text:span text:style-name="T2"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 </dc:creator>
    <meta:editing-cycles>21</meta:editing-cycles>
    <meta:creation-date>2014-03-28T17:34:00</meta:creation-date>
    <dc:date>2021-04-24T13:04:45.02</dc:date>
    <meta:editing-duration>P4DT17H4M39S</meta:editing-duration>
    <meta:generator>OpenOffice/4.1.3$Win32 OpenOffice.org_project/413m1$Build-9783</meta:generator>
    <meta:printed-by>j </meta:printed-by>
    <meta:print-date>2020-06-28T08:33:33.47</meta:print-date>
    <meta:document-statistic meta:table-count="0" meta:image-count="0" meta:object-count="0" meta:page-count="1" meta:paragraph-count="13" meta:word-count="859" meta:character-count="482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